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paragraph-properties fo:text-indent="1in"/>
    </style:style>
    <style:style style:name="P2" style:family="paragraph">
      <style:paragraph-properties fo:text-indent="-1in"/>
    </style:style>
    <style:style style:name="P3" style:family="paragraph">
      <style:paragraph-properties fo:text-indent="2in"/>
    </style:style>
  </office:automatic-styles>
  <office:body>
    <office:text>
      <text:p text:style-name="P1">
     This is an example of paragraph with text indent of 1 inch. This is an example of paragraph with text indent of 1 inch. 
        </text:p>
      <text:p/>
      <text:p text:style-name="P2">
     This is an example of paragraph with text indent of -1 inch. This is an example of paragraph with text indent of -1 inch.
     </text:p>
      <text:p/>
      <text:p/>
      <text:p text:style-name="P3">
     This is an example of paragraph with text indent of 2 inch. This is an example of paragraph with text indent of 2 inch.
     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